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Utils.filter( String value , Appender resul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Utils.containsHtml( String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tmlUtils.filter( String value , Appender result , boolean markupHTMLSpaceReturn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">
            <text:p text:style-name="Table_20_Contents">4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HtmlUtils.legacyEscapeEscapes( String va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HtmlUtils.escapeEscapes( String va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HtmlUtils.addParams( String url , Map param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HtmlUtils.containsEntity( String valu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